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05775EC76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mière partie</text:p>
      <text:p text:style-name="Standard"/>
      <text:p text:style-name="Standard">Question 1)</text:p>
      <text:p text:style-name="Standard">Proto Recv-Q Send-Q Adresse locale <text:s text:c="9"/>Adresse distante <text:s text:c="7"/>Etat <text:s text:c="7"/>PID/Program name</text:p>
      <text:p text:style-name="Standard">tcp <text:s text:c="7"/>0 <text:s text:c="5"/>0 *:55321 <text:s text:c="16"/>*:* <text:s text:c="20"/>LISTEN <text:s text:c="5"/>4968/rdictdemon </text:p>
      <text:p text:style-name="Standard"/>
      <text:p text:style-name="Standard">Le port affiché est donc 55321</text:p>
      <text:p text:style-name="Standard"/>
      <text:p text:style-name="Standard">Question 2)</text:p>
      <text:p text:style-name="Standard">La commande pour le client est :</text:p>
      <text:p text:style-name="Standard">./rdict 127.0.0.1 55321</text:p>
      <text:p text:style-name="Standard"/>
      <text:p text:style-name="Standard">Question 3)</text:p>
      <text:p text:style-name="Standard">Une capture d'écran est :</text:p>
      <text:p text:style-name="Standard"><draw:frame draw:style-name="fr1" draw:name="images1" text:anchor-type="paragraph" svg:width="17cm" svg:height="1.124cm" draw:z-index="0"><draw:image xlink:href="Pictures/10000000000005240000005775EC76B0.png" xlink:type="simple" xlink:show="embed" xlink:actuate="onLoad"/></draw:frame></text:p>
      <text:p text:style-name="Standard">Question 4)</text:p>
      <text:p text:style-name="Standard">Le premier argument de clntudp_create est une variable contenant les données du serveur en variable struct sockaddr_in*</text:p>
      <text:p text:style-name="Standard">Les arguments 2 et 3 sont respectivements les informations relatives au RPC (programme et version)</text:p>
      <text:p text:style-name="Standard">Le 4e argument indique que le protocole UDP renvoie le message de connexion dans un intervalle de temps défini par la structure struct timeval.</text:p>
      <text:p text:style-name="Standard">Enfin on stock les informations de la connexion dans la socket avec le 5e argument.</text:p>
      <text:p text:style-name="Standard"/>
      <text:p text:style-name="Standard">Question 5)</text:p>
      <text:p text:style-name="Standard">Le serveur fonctionne en UDP car dans le fichierr rdict_svc.c, on remarque les lignes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transp = svcudp_create(RPC_ANYSOCK);</text:p>
            <text:p text:style-name="Table_20_Contents">if (transp == NULL) {</text:p>
            <text:p text:style-name="Table_20_Contents"><text:tab/>fprintf (stderr, "%s", "cannot create udp service.");</text:p>
            <text:p text:style-name="Table_20_Contents"><text:tab/>exit(1);</text:p>
            <text:p text:style-name="Table_20_Contents">}</text:p>
            <text:p text:style-name="Table_20_Contents">if (!svc_register(transp, RDICTPROG, RDICTVERS, rdictprog_1, 0)) {</text:p>
            <text:p text:style-name="Table_20_Contents"><text:tab/>fprintf (stderr, "%s", "unable to register (RDICTPROG, RDICTVERS, udp).");</text:p>
            <text:p text:style-name="Table_20_Contents"><text:tab/>exit(1);</text:p>
            <text:p text:style-name="Table_20_Contents">}</text:p>
          </table:table-cell>
        </table:table-row>
      </table:table>
      <text:p text:style-name="Standard"/>
      <text:p text:style-name="Standard">Le serveur prend donc en charge les connexion UDP.</text:p>
      <text:p text:style-name="Standard"/>
      <text:p text:style-name="Standard">Question 6)</text:p>
      <text:p text:style-name="Standard">On a mis en commentaire les fonctions prenant en compte les connexions TCP</text:p>
      <text:p text:style-name="Standard"/>
      <text:p text:style-name="Standard">Question 7)</text:p>
      <text:p text:style-name="Standard">On vérifie à l'aide de <text:span text:style-name="T1">netstat -tlp</text:span><text:span text:style-name="T2"> que le serveur n'apparait plus.</text:span></text:p>
      <text:p text:style-name="Standard"><text:span text:style-name="T2"/></text:p>
      <text:p text:style-name="P1"><text:span text:style-name="T2">Seconde partie</text:span></text:p>
      <text:p text:style-name="P2"><text:span text:style-name="T2">Question 1)</text:span></text:p>
      <text:p text:style-name="P2"><text:span text:style-name="T2">On modifie les types de la fonction </text:span><text:span text:style-name="T1">initdict()</text:span><text:span text:style-name="T2"> de DictProcedures et on modifie </text:span><text:span text:style-name="T1">rdict.x</text:span><text:span text:style-name="T2"> en y ajoutant la structure demandée.</text:span></text:p>
      <text:p text:style-name="P2"><text:span text:style-name="T2"/></text:p>
      <text:p text:style-name="P2"><text:span text:style-name="T2"/></text:p>
      <text:p text:style-name="P2"><text:soft-page-break/><text:span text:style-name="T2">Question 2)</text:span></text:p>
      <text:p text:style-name="P2"><text:span text:style-name="T2">Selon la date de création des fichiers, nous avons générés les fichiers</text:span></text:p>
      <text:p text:style-name="P3">rdict.h, rdict_xdr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u Thanh</meta:initial-creator>
    <meta:creation-date>2017-01-10T15:31:16</meta:creation-date>
    <dc:date>2017-01-10T16:31:38</dc:date>
    <dc:creator>Luu Thanh</dc:creator>
    <meta:editing-duration>PT57M52S</meta:editing-duration>
    <meta:editing-cycles>19</meta:editing-cycles>
    <meta:generator>LibreOffice/3.5$Linux_X86_64 LibreOffice_project/350m1$Build-2</meta:generator>
    <meta:document-statistic meta:table-count="1" meta:image-count="1" meta:object-count="0" meta:page-count="2" meta:paragraph-count="37" meta:word-count="248" meta:character-count="1635" meta:non-whitespace-character-count="1343"/>
  </office:meta>
</office:document-meta>
</file>